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_alg" table:style-name="ta1">
        <table:shapes>
          <draw:frame draw:z-index="0" draw:style-name="gr1" draw:text-style-name="P1" svg:width="9.4512in" svg:height="6.4555in" svg:x="0in" svg:y="3.1335in">
            <draw:object draw:notify-on-update-of-ranges="dat_alg.A2:dat_alg.A14 dat_alg.B1:dat_alg.B1 dat_alg.B2:dat_alg.B14 dat_alg.A2:dat_alg.A14 dat_alg.C1:dat_alg.C1 dat_alg.C2:dat_alg.C14 dat_alg.A2:dat_alg.A14 dat_alg.D1:dat_alg.D1 dat_alg.D2:dat_alg.D14 dat_alg.A2:dat_alg.A14 dat_alg.E1:dat_alg.E1 dat_alg.E2:dat_alg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4189in" svg:height="4.4433in" svg:x="0in" svg:y="9.7764in">
            <draw:object draw:notify-on-update-of-ranges="dat_alg.A2:dat_alg.A14 dat_alg.F1:dat_alg.F1 dat_alg.F2:dat_alg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6"/>
        <table:table-column table:style-name="co2" table:default-cell-style-name="ce10"/>
        <table:table-column table:style-name="co3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<text:s/>linear</text:p>
          </table:table-cell>
          <table:table-cell table:style-name="ce8" office:value-type="string" calcext:value-type="string">
            <text:p><text:s/>binary</text:p>
          </table:table-cell>
          <table:table-cell table:style-name="ce8" office:value-type="string" calcext:value-type="string">
            <text:p><text:s/>exponential 1</text:p>
          </table:table-cell>
          <table:table-cell table:style-name="ce8" office:value-type="string" calcext:value-type="string">
            <text:p><text:s/>exponential 2</text:p>
          </table:table-cell>
          <table:table-cell table:style-name="ce9" office:value-type="string" calcext:value-type="string">
            <text:p><text:s/>ratio 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2900" calcext:value-type="float">
            <text:p>112900</text:p>
          </table:table-cell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formula="of:=ROUND([.D2]/[.E2]; 3)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6000" calcext:value-type="float">
            <text:p>166000</text:p>
          </table:table-cell>
          <table:table-cell office:value-type="float" office:value="3500" calcext:value-type="float">
            <text:p>3500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table:formula="of:=ROUND([.D3]/[.E3]; 3)" office:value-type="float" office:value="1.429" calcext:value-type="float">
            <text:p>1.42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1000" calcext:value-type="float">
            <text:p>3210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6300" calcext:value-type="float">
            <text:p>6300</text:p>
          </table:table-cell>
          <table:table-cell table:formula="of:=ROUND([.D4]/[.E4]; 3)" office:value-type="float" office:value="1.111" calcext:value-type="float">
            <text:p>1.11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9500" calcext:value-type="float">
            <text:p>179500</text:p>
          </table:table-cell>
          <table:table-cell office:value-type="float" office:value="10600" calcext:value-type="float">
            <text:p>10600</text:p>
          </table:table-cell>
          <table:table-cell office:value-type="float" office:value="6200" calcext:value-type="float">
            <text:p>6200</text:p>
          </table:table-cell>
          <table:table-cell office:value-type="float" office:value="5200" calcext:value-type="float">
            <text:p>5200</text:p>
          </table:table-cell>
          <table:table-cell table:formula="of:=ROUND([.D5]/[.E5]; 3)" office:value-type="float" office:value="1.192" calcext:value-type="float">
            <text:p>1.1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97500" calcext:value-type="float">
            <text:p>197500</text:p>
          </table:table-cell>
          <table:table-cell office:value-type="float" office:value="21700" calcext:value-type="float">
            <text:p>21700</text:p>
          </table:table-cell>
          <table:table-cell office:value-type="float" office:value="25300" calcext:value-type="float">
            <text:p>25300</text:p>
          </table:table-cell>
          <table:table-cell office:value-type="float" office:value="11700" calcext:value-type="float">
            <text:p>11700</text:p>
          </table:table-cell>
          <table:table-cell table:formula="of:=ROUND([.D6]/[.E6]; 3)" office:value-type="float" office:value="2.162" calcext:value-type="float">
            <text:p>2.162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16600" calcext:value-type="float">
            <text:p>216600</text:p>
          </table:table-cell>
          <table:table-cell office:value-type="float" office:value="75700" calcext:value-type="float">
            <text:p>75700</text:p>
          </table:table-cell>
          <table:table-cell office:value-type="float" office:value="33600" calcext:value-type="float">
            <text:p>33600</text:p>
          </table:table-cell>
          <table:table-cell office:value-type="float" office:value="20600" calcext:value-type="float">
            <text:p>20600</text:p>
          </table:table-cell>
          <table:table-cell table:formula="of:=ROUND([.D7]/[.E7]; 3)" office:value-type="float" office:value="1.631" calcext:value-type="float">
            <text:p>1.631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06400" calcext:value-type="float">
            <text:p>206400</text:p>
          </table:table-cell>
          <table:table-cell office:value-type="float" office:value="93600" calcext:value-type="float">
            <text:p>93600</text:p>
          </table:table-cell>
          <table:table-cell office:value-type="float" office:value="30600" calcext:value-type="float">
            <text:p>30600</text:p>
          </table:table-cell>
          <table:table-cell office:value-type="float" office:value="31600" calcext:value-type="float">
            <text:p>31600</text:p>
          </table:table-cell>
          <table:table-cell table:formula="of:=ROUND([.D8]/[.E8]; 3)" office:value-type="float" office:value="0.968" calcext:value-type="float">
            <text:p>0.968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64500" calcext:value-type="float">
            <text:p>264500</text:p>
          </table:table-cell>
          <table:table-cell office:value-type="float" office:value="235300" calcext:value-type="float">
            <text:p>235300</text:p>
          </table:table-cell>
          <table:table-cell office:value-type="float" office:value="85300" calcext:value-type="float">
            <text:p>85300</text:p>
          </table:table-cell>
          <table:table-cell office:value-type="float" office:value="66700" calcext:value-type="float">
            <text:p>66700</text:p>
          </table:table-cell>
          <table:table-cell table:formula="of:=ROUND([.D9]/[.E9]; 3)" office:value-type="float" office:value="1.279" calcext:value-type="float">
            <text:p>1.279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11200" calcext:value-type="float">
            <text:p>311200</text:p>
          </table:table-cell>
          <table:table-cell office:value-type="float" office:value="754600" calcext:value-type="float">
            <text:p>754600</text:p>
          </table:table-cell>
          <table:table-cell office:value-type="float" office:value="113700" calcext:value-type="float">
            <text:p>113700</text:p>
          </table:table-cell>
          <table:table-cell office:value-type="float" office:value="159300" calcext:value-type="float">
            <text:p>159300</text:p>
          </table:table-cell>
          <table:table-cell table:formula="of:=ROUND([.D10]/[.E10]; 3)" office:value-type="float" office:value="0.714" calcext:value-type="float">
            <text:p>0.714</text:p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55900" calcext:value-type="float">
            <text:p>355900</text:p>
          </table:table-cell>
          <table:table-cell office:value-type="float" office:value="766400" calcext:value-type="float">
            <text:p>766400</text:p>
          </table:table-cell>
          <table:table-cell office:value-type="float" office:value="167800" calcext:value-type="float">
            <text:p>167800</text:p>
          </table:table-cell>
          <table:table-cell office:value-type="float" office:value="129400" calcext:value-type="float">
            <text:p>129400</text:p>
          </table:table-cell>
          <table:table-cell table:formula="of:=ROUND([.D11]/[.E11]; 3)" office:value-type="float" office:value="1.297" calcext:value-type="float">
            <text:p>1.297</text:p>
          </table:table-cell>
          <table:table-cell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839100" calcext:value-type="float">
            <text:p>839100</text:p>
          </table:table-cell>
          <table:table-cell office:value-type="float" office:value="2611100" calcext:value-type="float">
            <text:p>2611100</text:p>
          </table:table-cell>
          <table:table-cell office:value-type="float" office:value="850100" calcext:value-type="float">
            <text:p>850100</text:p>
          </table:table-cell>
          <table:table-cell office:value-type="float" office:value="482100" calcext:value-type="float">
            <text:p>482100</text:p>
          </table:table-cell>
          <table:table-cell table:formula="of:=ROUND([.D12]/[.E12]; 3)" office:value-type="float" office:value="1.763" calcext:value-type="float">
            <text:p>1.763</text:p>
          </table:table-cell>
          <table:table-cell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350200" calcext:value-type="float">
            <text:p>1350200</text:p>
          </table:table-cell>
          <table:table-cell office:value-type="float" office:value="4284400" calcext:value-type="float">
            <text:p>4284400</text:p>
          </table:table-cell>
          <table:table-cell office:value-type="float" office:value="1168900" calcext:value-type="float">
            <text:p>1168900</text:p>
          </table:table-cell>
          <table:table-cell office:value-type="float" office:value="726000" calcext:value-type="float">
            <text:p>726000</text:p>
          </table:table-cell>
          <table:table-cell table:formula="of:=ROUND([.D13]/[.E13]; 3)" office:value-type="float" office:value="1.61" calcext:value-type="float">
            <text:p>1.61</text:p>
          </table:table-cell>
          <table:table-cell/>
        </table:table-row>
        <table:table-row table:style-name="ro2">
          <table:table-cell table:style-name="ce3" office:value-type="float" office:value="8192" calcext:value-type="float">
            <text:p>8192</text:p>
          </table:table-cell>
          <table:table-cell table:style-name="ce7" office:value-type="float" office:value="2017700" calcext:value-type="float">
            <text:p>2017700</text:p>
          </table:table-cell>
          <table:table-cell table:style-name="ce7" office:value-type="float" office:value="7818900" calcext:value-type="float">
            <text:p>7818900</text:p>
          </table:table-cell>
          <table:table-cell table:style-name="ce7" office:value-type="float" office:value="1678100" calcext:value-type="float">
            <text:p>1678100</text:p>
          </table:table-cell>
          <table:table-cell table:style-name="ce7" office:value-type="float" office:value="1483200" calcext:value-type="float">
            <text:p>1483200</text:p>
          </table:table-cell>
          <table:table-cell table:style-name="ce11" table:formula="of:=ROUND([.D14]/[.E14]; 3)" office:value-type="float" office:value="1.131" calcext:value-type="float">
            <text:p>1.131</text:p>
          </table:table-cell>
          <table:table-cell/>
        </table:table-row>
        <table:table-row table:style-name="ro2" table:number-rows-repeated="7">
          <table:table-cell table:style-name="ce4" table:number-columns-repeated="6"/>
          <table:table-cell/>
        </table:table-row>
        <table:table-row table:style-name="ro2">
          <table:table-cell table:style-name="ce4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8T21:53:13.466000000</dc:date>
    <meta:editing-duration>PT1H36M51S</meta:editing-duration>
    <meta:editing-cycles>5</meta:editing-cycles>
    <meta:generator>LibreOffice/7.4.2.3$Windows_X86_64 LibreOffice_project/382eef1f22670f7f4118c8c2dd222ec7ad009daf</meta:generator>
    <meta:document-statistic meta:table-count="1" meta:cell-count="8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007cm" svg:height="16.398cm" xlink:href=".." xlink:type="simple" chart:class="chart:scatter" chart:style-name="ch1">
        <chart:title svg:x="9.525cm" svg:y="0.463cm" chart:style-name="ch2">
          <text:p>Time of search algorihm</text:p>
        </chart:title>
        <chart:subtitle svg:x="9.578cm" svg:y="1.569cm" chart:style-name="ch3">
          <text:p>in matrix (logarithmic scale)</text:p>
        </chart:subtitle>
        <chart:legend chart:legend-position="end" svg:x="20.52cm" svg:y="7.153cm" style:legend-expansion="high" chart:style-name="ch4"/>
        <chart:plot-area chart:style-name="ch5" table:cell-range-address="dat_alg.A2:dat_alg.E14 dat_alg.B1:dat_alg.E1" chart:data-source-has-labels="row" svg:x="1.491cm" svg:y="2.579cm" svg:width="18.549cm" svg:height="12.511cm">
          <chart:coordinate-region svg:x="3.224cm" svg:y="2.778cm" svg:width="16.351cm" svg:height="11.665cm"/>
          <chart:axis chart:dimension="x" chart:name="primary-x" chart:style-name="ch6">
            <chart:title svg:x="9.319cm" svg:y="15.417cm" chart:style-name="ch7">
              <text:p>number of rows (M)</text:p>
            </chart:title>
            <chart:grid chart:style-name="ch8" chart:class="major"/>
          </chart:axis>
          <chart:axis chart:dimension="y" chart:name="primary-y" chart:style-name="ch9">
            <chart:title svg:x="0.451cm" svg:y="9.447cm" chart:style-name="ch10">
              <text:p>time, ns</text:p>
            </chart:title>
            <chart:grid chart:style-name="ch8" chart:class="major"/>
          </chart:axis>
          <chart:series chart:style-name="ch11" chart:values-cell-range-address="dat_alg.B2:dat_alg.B14" chart:label-cell-address="dat_alg.B1:dat_alg.B1" chart:class="chart:scatter">
            <chart:domain table:cell-range-address="dat_alg.A2:dat_alg.A14"/>
            <chart:data-point chart:repeated="13"/>
          </chart:series>
          <chart:series chart:style-name="ch12" chart:values-cell-range-address="dat_alg.C2:dat_alg.C14" chart:label-cell-address="dat_alg.C1:dat_alg.C1" chart:class="chart:scatter">
            <chart:data-point chart:repeated="13"/>
          </chart:series>
          <chart:series chart:style-name="ch13" chart:values-cell-range-address="dat_alg.D2:dat_alg.D14" chart:label-cell-address="dat_alg.D1:dat_alg.D1" chart:class="chart:scatter">
            <chart:data-point chart:repeated="13"/>
          </chart:series>
          <chart:series chart:style-name="ch14" chart:values-cell-range-address="dat_alg.E2:dat_alg.E14" chart:label-cell-address="dat_alg.E1:dat_alg.E1" chart:class="chart:scatte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linear</text:p>
                <draw:g>
                  <svg:desc>dat_alg.B1:dat_alg.B1</svg:desc>
                </draw:g>
              </table:table-cell>
              <table:table-cell office:value-type="string">
                <text:p> binary</text:p>
                <draw:g>
                  <svg:desc>dat_alg.C1:dat_alg.C1</svg:desc>
                </draw:g>
              </table:table-cell>
              <table:table-cell office:value-type="string">
                <text:p> exponential 1</text:p>
                <draw:g>
                  <svg:desc>dat_alg.D1:dat_alg.D1</svg:desc>
                </draw:g>
              </table:table-cell>
              <table:table-cell office:value-type="string">
                <text:p> exponential 2</text:p>
                <draw:g>
                  <svg:desc>dat_alg.E1:dat_al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at_alg.A2:dat_alg.A14</svg:desc>
                </draw:g>
              </table:table-cell>
              <table:table-cell office:value-type="float" office:value="112900">
                <text:p>112900</text:p>
                <draw:g>
                  <svg:desc>dat_alg.B2:dat_alg.B14</svg:desc>
                </draw:g>
              </table:table-cell>
              <table:table-cell office:value-type="float" office:value="1800">
                <text:p>1800</text:p>
                <draw:g>
                  <svg:desc>dat_alg.C2:dat_alg.C14</svg:desc>
                </draw:g>
              </table:table-cell>
              <table:table-cell office:value-type="float" office:value="900">
                <text:p>900</text:p>
                <draw:g>
                  <svg:desc>dat_alg.D2:dat_alg.D14</svg:desc>
                </draw:g>
              </table:table-cell>
              <table:table-cell office:value-type="float" office:value="1200">
                <text:p>1200</text:p>
                <draw:g>
                  <svg:desc>dat_alg.E2:dat_alg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6000">
                <text:p>166000</text:p>
              </table:table-cell>
              <table:table-cell office:value-type="float" office:value="3500">
                <text:p>3500</text:p>
              </table:table-cell>
              <table:table-cell office:value-type="float" office:value="2000">
                <text:p>20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21000">
                <text:p>321000</text:p>
              </table:table-cell>
              <table:table-cell office:value-type="float" office:value="7500">
                <text:p>7500</text:p>
              </table:table-cell>
              <table:table-cell office:value-type="float" office:value="7000">
                <text:p>700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9500">
                <text:p>179500</text:p>
              </table:table-cell>
              <table:table-cell office:value-type="float" office:value="10600">
                <text:p>10600</text:p>
              </table:table-cell>
              <table:table-cell office:value-type="float" office:value="6200">
                <text:p>6200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97500">
                <text:p>197500</text:p>
              </table:table-cell>
              <table:table-cell office:value-type="float" office:value="21700">
                <text:p>21700</text:p>
              </table:table-cell>
              <table:table-cell office:value-type="float" office:value="25300">
                <text:p>25300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16600">
                <text:p>216600</text:p>
              </table:table-cell>
              <table:table-cell office:value-type="float" office:value="75700">
                <text:p>75700</text:p>
              </table:table-cell>
              <table:table-cell office:value-type="float" office:value="33600">
                <text:p>336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06400">
                <text:p>206400</text:p>
              </table:table-cell>
              <table:table-cell office:value-type="float" office:value="93600">
                <text:p>93600</text:p>
              </table:table-cell>
              <table:table-cell office:value-type="float" office:value="30600">
                <text:p>30600</text:p>
              </table:table-cell>
              <table:table-cell office:value-type="float" office:value="31600">
                <text:p>31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264500">
                <text:p>264500</text:p>
              </table:table-cell>
              <table:table-cell office:value-type="float" office:value="235300">
                <text:p>235300</text:p>
              </table:table-cell>
              <table:table-cell office:value-type="float" office:value="85300">
                <text:p>85300</text:p>
              </table:table-cell>
              <table:table-cell office:value-type="float" office:value="66700">
                <text:p>66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311200">
                <text:p>311200</text:p>
              </table:table-cell>
              <table:table-cell office:value-type="float" office:value="754600">
                <text:p>754600</text:p>
              </table:table-cell>
              <table:table-cell office:value-type="float" office:value="113700">
                <text:p>113700</text:p>
              </table:table-cell>
              <table:table-cell office:value-type="float" office:value="159300">
                <text:p>159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355900">
                <text:p>355900</text:p>
              </table:table-cell>
              <table:table-cell office:value-type="float" office:value="766400">
                <text:p>766400</text:p>
              </table:table-cell>
              <table:table-cell office:value-type="float" office:value="167800">
                <text:p>167800</text:p>
              </table:table-cell>
              <table:table-cell office:value-type="float" office:value="129400">
                <text:p>129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839100">
                <text:p>839100</text:p>
              </table:table-cell>
              <table:table-cell office:value-type="float" office:value="2611100">
                <text:p>2611100</text:p>
              </table:table-cell>
              <table:table-cell office:value-type="float" office:value="850100">
                <text:p>850100</text:p>
              </table:table-cell>
              <table:table-cell office:value-type="float" office:value="482100">
                <text:p>482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1350200">
                <text:p>1350200</text:p>
              </table:table-cell>
              <table:table-cell office:value-type="float" office:value="4284400">
                <text:p>4284400</text:p>
              </table:table-cell>
              <table:table-cell office:value-type="float" office:value="1168900">
                <text:p>1168900</text:p>
              </table:table-cell>
              <table:table-cell office:value-type="float" office:value="726000">
                <text:p>726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2017700">
                <text:p>2017700</text:p>
              </table:table-cell>
              <table:table-cell office:value-type="float" office:value="7818900">
                <text:p>7818900</text:p>
              </table:table-cell>
              <table:table-cell office:value-type="float" office:value="1678100">
                <text:p>1678100</text:p>
              </table:table-cell>
              <table:table-cell office:value-type="float" office:value="1483200">
                <text:p>1483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Long_20_Dash_20__28_Rounded_29_" svg:stroke-color="#004586" svg:stroke-linecap="round"/>
    </style:style>
    <style:style style:name="ch12" style:family="chart">
      <style:graphic-properties draw:stroke="dash" draw:stroke-dash="Long_20_Dash_20__28_Rounded_29_" svg:stroke-color="#004586" svg:stroke-linecap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25cm" svg:height="11.287cm" xlink:href=".." xlink:type="simple" chart:class="chart:scatter" chart:style-name="ch1">
        <chart:title svg:x="8.452cm" svg:y="0.361cm" chart:style-name="ch2">
          <text:p>ratio of time of expanential search </text:p>
        </chart:title>
        <chart:subtitle svg:x="9.405cm" svg:y="1.365cm" chart:style-name="ch3">
          <text:p>1 type of data : 2 type of data</text:p>
        </chart:subtitle>
        <chart:plot-area chart:style-name="ch4" table:cell-range-address="dat_alg.A2:dat_alg.A14 dat_alg.F1:dat_alg.F14" chart:data-source-has-labels="row" svg:x="1.489cm" svg:y="2.273cm" svg:width="21.958cm" svg:height="7.808cm">
          <chart:coordinate-region svg:x="2.216cm" svg:y="2.472cm" svg:width="20.766cm" svg:height="6.962cm"/>
          <chart:axis chart:dimension="x" chart:name="primary-x" chart:style-name="ch5">
            <chart:title svg:x="11.022cm" svg:y="10.306cm" chart:style-name="ch6">
              <text:p>number of rows (M)</text:p>
            </chart:title>
            <chart:grid chart:style-name="ch7" chart:class="major"/>
          </chart:axis>
          <chart:axis chart:dimension="y" chart:name="primary-y" chart:style-name="ch8">
            <chart:title svg:x="0.451cm" svg:y="6.591cm" chart:style-name="ch9">
              <text:p>ratio </text:p>
            </chart:title>
            <chart:grid chart:style-name="ch7" chart:class="major"/>
          </chart:axis>
          <chart:series chart:style-name="ch10" chart:values-cell-range-address="dat_alg.F2:dat_alg.F14" chart:label-cell-address="dat_alg.F1:dat_alg.F1" chart:class="chart:scatter">
            <chart:domain table:cell-range-address="dat_alg.A2:dat_alg.A14"/>
            <chart:mean-value chart:style-name="ch11"/>
            <chart:regression-curve chart:style-name="ch12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ratio </text:p>
                <draw:g>
                  <svg:desc>dat_alg.F1:dat_al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at_alg.A2:dat_alg.A14</svg:desc>
                </draw:g>
              </table:table-cell>
              <table:table-cell office:value-type="float" office:value="0.75">
                <text:p>0.75</text:p>
                <draw:g>
                  <svg:desc>dat_alg.F2:dat_alg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.192">
                <text:p>1.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1.131">
                <text:p>1.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